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5/2023</text:p>
            <text:p text:style-name="Normální">KVOP-42490/2023</text:p>
            <text:p text:style-name="Normální">13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P. B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<text:s/>B.,</text:p>
      <text:p text:style-name="Základnítext">dne<text:s/>10.<text:s/>11.<text:s/>2023 obdržela Kancelář veřejného ochránce práv Vaši žádost o informace. Žádáte o zaslání<text:s/>„publikace Vězeňství II“.</text:p>
      <text:p text:style-name="Základnítext"><text:span text:style-name="Silné">Dáváme</text:span><text:span text:style-name="Silné"><text:s/></text:span><text:span text:style-name="Silné">Vám tyto</text:span><text:span text:style-name="Silné"><text:s/>informace</text:span>:</text:p>
      <text:p text:style-name="Základnítext">Sborník stanovisek veřejného ochránce práv Vězeňství II z roku 2019.<text:s/>Pro úplnost dodávám, že k vězeňství ochránce žádný<text:s/>novější<text:s/>sborník nevydal a v současné době není ani připravován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a</text:p>
      <text:p text:style-name="P19">Sborník stanovisek veřejného ochránce práv<text:s/>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ZA50*</text:span>*KVOPX00DZA50*</text:p>
        <text:p text:style-name="P12"><text:span text:style-name="T13">KVOPX00DZA50</text:span>KVOPX00DZA5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2-01T10:23:00Z</meta:creation-date>
    <dc:date>2023-12-01T10:2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5" meta:character-count="797" meta:row-count="5" meta:non-whitespace-character-count="683"/>
  </office:meta>
</office:document-meta>
</file>